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8b1" officeooo:paragraph-rsid="00013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its a document for testing purpose only </text:p>
      <text:p text:style-name="P1">check phone:03121415499</text:p>
      <text:p text:style-name="P1">email:husnain.zaheer@rolustech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7:56:13.951785260</meta:creation-date>
    <dc:date>2016-12-05T17:57:12.007076649</dc:date>
    <meta:editing-duration>PT58S</meta:editing-duration>
    <meta:editing-cycles>1</meta:editing-cycles>
    <meta:document-statistic meta:table-count="0" meta:image-count="0" meta:object-count="0" meta:page-count="1" meta:paragraph-count="3" meta:word-count="11" meta:character-count="103" meta:non-whitespace-character-count="94"/>
    <meta:generator>LibreOffice/5.1.5.2$Linux_X86_64 LibreOffice_project/10m0$Build-2</meta:generator>
  </office:meta>
</office:document-meta>
</file>